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297a9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359b7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8135d" officeooo:paragraph-rsid="0042d8d6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b4946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b494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359b78"/>
    </style:style>
    <style:style style:name="P7" style:family="paragraph" style:parent-style-name="Standard">
      <style:paragraph-properties fo:text-align="start" style:justify-single-word="false"/>
      <style:text-properties officeooo:paragraph-rsid="004b4946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2eab33" officeooo:paragraph-rsid="004138b5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46b24c" officeooo:paragraph-rsid="0046b24c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style="italic" fo:font-weight="normal" officeooo:rsid="003b1c40" officeooo:paragraph-rsid="0042d8d6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bold" officeooo:rsid="003b1c40" officeooo:paragraph-rsid="0042d8d6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3b1c40" officeooo:paragraph-rsid="0042d8d6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8135d" officeooo:paragraph-rsid="0042d8d6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bc3f6" officeooo:paragraph-rsid="0042d8d6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2d8d6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6b24c" officeooo:paragraph-rsid="0046b24c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01ed" officeooo:paragraph-rsid="004c01ed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officeooo:rsid="001e6b34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28135d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c01ed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26ddd8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320d0f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84f6b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76fb7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ed08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3f6297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23681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b2389" style:font-size-asian="12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18524" style:font-weight-asian="bold" style:font-weight-complex="bold"/>
    </style:style>
    <style:style style:name="T16" style:family="text">
      <style:text-properties officeooo:rsid="0031e9b2"/>
    </style:style>
    <style:style style:name="T17" style:family="text">
      <style:text-properties officeooo:rsid="003b7697"/>
    </style:style>
    <style:style style:name="T18" style:family="text">
      <style:text-properties officeooo:rsid="0035db3e"/>
    </style:style>
    <style:style style:name="T19" style:family="text">
      <style:text-properties officeooo:rsid="004c01e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18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E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7"><text:span text:style-name="T11">5</text:span><text:span text:style-name="T12">0</text:span><text:span text:style-name="T13">6</text:span><text:span text:style-name="T5"> - </text:span><text:span text:style-name="T4">A/G</text:span><text:span text:style-name="T6"> - </text:span><text:span text:style-name="T10">Sidearm</text:span></text:p>
      <text:p text:style-name="P1"/>
      <text:p text:style-name="P2">Master Arm ... ON <text:span text:style-name="T16">(B2 button to toggle)</text:span></text:p>
      <text:p text:style-name="P6"><text:span text:style-name="T4">Master Mode ... A/G</text:span><text:span text:style-name="T7"> </text:span><text:span text:style-name="T8">(B</text:span><text:span text:style-name="T9">1</text:span><text:span text:style-name="T8"> button)</text:span></text:p>
      <text:p text:style-name="P8"/>
      <text:p text:style-name="P3">AGM-122 Sidearm</text:p>
      <text:list text:style-name="L1">
        <text:list-item>
          <text:p text:style-name="P13">Select Sidearm by clicking weapon pylon buttons in <text:span text:style-name="T15">Armament Control Panel</text:span> under left MFD. <text:s/>(Not the STRS page on MFD.)</text:p>
        </text:list-item>
        <text:list-item>
          <text:p text:style-name="P15"><text:span text:style-name="T3">Missile starts caged. <text:s/>Dashed</text:span><text:span text:style-name="T2"> seeker circle will appear on HUD</text:span><text:span text:style-name="T3"> when caged</text:span><text:span text:style-name="T2">.</text:span></text:p>
        </text:list-item>
        <text:list-item>
          <text:p text:style-name="P13">Press <text:span text:style-name="T14">Uncage</text:span> to allow missile to fire off boresight and make seeker more sensitive. Seeker circle will be <text:span text:style-name="T19">solid when uncaged</text:span>.</text:p>
        </text:list-item>
        <text:list-item>
          <text:p text:style-name="P13">When you get a high-pitched tone, missile is locked.</text:p>
        </text:list-item>
        <text:list-item>
          <text:p text:style-name="P13">Press <text:span text:style-name="T14">Trigger</text:span> to fire.</text:p>
        </text:list-item>
        <text:list-item>
          <text:p text:style-name="P14">You may need to deselect Sidearms and then reselect to clear seekers from the previous target.</text:p>
        </text:list-item>
      </text:list>
      <text:p text:style-name="P9">As of 2.7.10, this is probably no longer possible to do...</text:p>
      <text:p text:style-name="P10">Lofting Sidearms (numbers from Grim Reapers video):</text:p>
      <text:p text:style-name="P11"><text:tab/>Launch Alt<text:tab/>Speed<text:tab/>Angle<text:tab/><text:tab/>Range nmi<text:tab/>TOF</text:p>
      <text:p text:style-name="P12"><text:tab/>150<text:tab/><text:tab/>550<text:tab/><text:tab/>14°<text:tab/><text:tab/>14.5<text:tab/><text:tab/>1:4<text:span text:style-name="T17">6</text:span></text:p>
      <text:p text:style-name="P12"><text:tab/>3000<text:tab/><text:tab/>550<text:tab/><text:tab/>14°<text:tab/><text:tab/>15.4<text:tab/><text:tab/>1:58</text:p>
      <text:p text:style-name="P12"><text:tab/>12000<text:tab/><text:tab/>550<text:tab/><text:tab/>14°<text:tab/><text:tab/>18.5<text:tab/><text:tab/>2:33</text:p>
      <text:p text:style-name="P12"><text:tab/>24500<text:tab/><text:tab/>540<text:tab/><text:tab/>16°<text:tab/><text:tab/>21.6<text:tab/><text:tab/>2:20</text:p>
      <text:p text:style-name="P12"><text:tab/>30000<text:tab/><text:tab/>528<text:tab/><text:tab/>20°<text:tab/><text:tab/>30.0<text:tab/><text:tab/>2:28</text:p>
      <text:p text:style-name="P12"><text:tab/>Max ranges may be as much as 5<text:span text:style-name="T17">+</text:span> nmi further than given here.</text:p>
      <text:p text:style-name="P16"/>
      <text:p text:style-name="P17">It does have at least a 9.1 nmi range, fired from 530 kts IAS, 600 ft AGL, at 15 deg ang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19T13:08:20.647000000</dc:date>
    <meta:editing-duration>PT19H19M35S</meta:editing-duration>
    <meta:editing-cycles>6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26" meta:word-count="211" meta:character-count="1103" meta:non-whitespace-character-count="894"/>
  </office:meta>
</office:document-meta>
</file>